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1" svg:font-family="TheSansMonoConNormal" style:font-adornments="Regular"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P2" style:family="paragraph" style:parent-style-name="Body_20_Text_20_Cont">
      <style:text-properties fo:language="en" fo:country="US"/>
    </style:style>
    <style:style style:name="P3" style:family="paragraph" style:parent-style-name="Chapter_20_Title">
      <style:text-properties officeooo:paragraph-rsid="000f25f8"/>
    </style:style>
    <style:style style:name="P4" style:family="paragraph" style:parent-style-name="Chapter_20_Number" style:master-page-name="Standard">
      <style:paragraph-properties style:page-number="auto"/>
      <style:text-properties officeooo:paragraph-rsid="000f25f8"/>
    </style:style>
    <style:style style:name="P5" style:family="paragraph" style:parent-style-name="Standard">
      <style:paragraph-properties fo:text-align="justify" style:justify-single-word="false"/>
      <style:text-properties officeooo:paragraph-rsid="000f25f8"/>
    </style:style>
    <style:style style:name="P6" style:family="paragraph" style:parent-style-name="Standard">
      <style:text-properties fo:color="#bfbfbf" style:font-name="ZapfDingbats" fo:font-size="14pt" officeooo:paragraph-rsid="000f25f8" style:font-name-asian="ZapfDingbats" style:font-size-asian="14pt" style:font-name-complex="ZapfDingbats" style:font-size-complex="14pt"/>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alibri" style:font-weight-asian="bold" style:font-size-complex="11pt" style:language-complex="ar" style:country-complex="SA" style:font-weight-complex="bold"/>
    </style:style>
    <style:style style:name="T6" style:family="text">
      <style:text-properties fo:language="en" fo:country="US" style:font-name-complex="TheSansMonoCondensed-SemiLightI"/>
    </style:style>
    <style:style style:name="T7" style:family="text">
      <style:text-properties fo:language="en" fo:country="US" style:font-name-asian="Calibri" style:font-size-complex="11pt" style:language-complex="ar" style:country-complex="SA"/>
    </style:style>
    <style:style style:name="T8" style:family="text">
      <style:text-properties fo:font-style="italic" style:font-style-asian="italic"/>
    </style:style>
    <style:style style:name="T9" style:family="text">
      <style:text-properties style:font-name="Utopia-Bold" fo:language="en" fo:country="US" style:font-name-complex="Utopia-Bold"/>
    </style:style>
    <style:style style:name="T10" style:family="text">
      <style:text-properties fo:font-weight="bold" style:font-weight-asian="bold"/>
    </style:style>
    <style:style style:name="T11" style:family="text">
      <style:text-properties fo:font-weight="bold" style:font-name-asian="TheSansMonoConNormal" style:font-weight-asian="bold"/>
    </style:style>
    <style:style style:name="T12" style:family="text">
      <style:text-properties style:font-name-asian="TheSansMonoConNormal"/>
    </style:style>
    <style:style style:name="T13" style:family="text">
      <style:text-properties fo:font-style="normal" style:font-style-asian="normal"/>
    </style:style>
    <style:style style:name="T14" style:family="text">
      <style:text-properties style:font-name="TheSansMonoCondensed-SemiLightI" style:font-name-complex="TheSansMonoCondensed-SemiLightI"/>
    </style:style>
    <style:style style:name="T15" style:family="text">
      <style:text-properties style:font-name-complex="TheSansMonoCondensed-SemiLightI"/>
    </style:style>
    <style:style style:name="T16"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7"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19" style:family="text">
      <style:text-properties style:use-window-font-color="true" style:font-name="TheSansMonoConNormal1"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0" style:family="text">
      <style:text-properties fo:font-weight="normal" style:font-weight-asian="normal" style:font-weight-complex="normal"/>
    </style:style>
    <style:style style:name="T21" style:family="text">
      <style:text-properties fo:font-weight="normal" style:font-name-asian="TheSansMonoConNormal" style:font-weight-asian="normal" style:font-weight-complex="normal"/>
    </style:style>
    <style:style style:name="T22"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23" style:family="text">
      <style:text-properties officeooo:rsid="00093740"/>
    </style:style>
    <style:style style:name="T24" style:family="text">
      <style:text-properties officeooo:rsid="000f25f8"/>
    </style:style>
    <style:style style:name="T2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821473328" text:id="ct93959821473328">
          <text:insertion>
            <office:change-info>
              <dc:creator>Ray Lischner</dc:creator>
              <dc:date>2020-05-01T17:23:52</dc:date>
            </office:change-info>
          </text:insertion>
        </text:changed-region>
        <text:changed-region xml:id="ct93959954500608" text:id="ct93959954500608">
          <text:insertion>
            <office:change-info>
              <dc:creator>Ray Lischner</dc:creator>
              <dc:date>2020-05-01T17:24:55</dc:date>
            </office:change-info>
          </text:insertion>
        </text:changed-region>
        <text:changed-region xml:id="ct93959945744736" text:id="ct93959945744736">
          <text:insertion>
            <office:change-info>
              <dc:creator>Ray Lischner</dc:creator>
              <dc:date>2020-05-01T17:25:01</dc:date>
            </office:change-info>
          </text:insertion>
        </text:changed-region>
        <text:changed-region xml:id="ct93959915122736" text:id="ct93959915122736">
          <text:insertion>
            <office:change-info>
              <dc:creator>Ray Lischner</dc:creator>
              <dc:date>2020-05-01T17:43:07</dc:date>
            </office:change-info>
          </text:insertion>
        </text:changed-region>
        <text:changed-region xml:id="ct93959901208496" text:id="ct93959901208496">
          <text:insertion>
            <office:change-info>
              <dc:creator>Ray Lischner</dc:creator>
              <dc:date>2020-05-01T17:25:45</dc:date>
            </office:change-info>
          </text:insertion>
        </text:changed-region>
        <text:changed-region xml:id="ct93959993717520" text:id="ct93959993717520">
          <text:insertion>
            <office:change-info>
              <dc:creator>Ray Lischner</dc:creator>
              <dc:date>2020-05-01T17:25:57</dc:date>
            </office:change-info>
          </text:insertion>
        </text:changed-region>
        <text:changed-region xml:id="ct93959990516768" text:id="ct93959990516768">
          <text:insertion>
            <office:change-info>
              <dc:creator>Ray Lischner</dc:creator>
              <dc:date>2020-05-01T17:26:04</dc:date>
            </office:change-info>
          </text:insertion>
        </text:changed-region>
        <text:changed-region xml:id="ct93959955711760" text:id="ct93959955711760">
          <text:insertion>
            <office:change-info>
              <dc:creator>Ray Lischner</dc:creator>
              <dc:date>2020-05-01T17:40:04</dc:date>
            </office:change-info>
          </text:insertion>
        </text:changed-region>
        <text:changed-region xml:id="ct93959946144368" text:id="ct93959946144368">
          <text:insertion>
            <office:change-info>
              <dc:creator>Ray Lischner</dc:creator>
              <dc:date>2020-05-01T17:26:38</dc:date>
            </office:change-info>
          </text:insertion>
        </text:changed-region>
        <text:changed-region xml:id="ct93959845419280" text:id="ct93959845419280">
          <text:insertion>
            <office:change-info>
              <dc:creator>Ray Lischner</dc:creator>
              <dc:date>2020-05-01T17:26:47</dc:date>
            </office:change-info>
          </text:insertion>
        </text:changed-region>
        <text:changed-region xml:id="ct93959913562928" text:id="ct93959913562928">
          <text:insertion>
            <office:change-info>
              <dc:creator>Ray Lischner</dc:creator>
              <dc:date>2020-05-01T17:57: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3959821473328"/>E X P L O R A T I O N <text:s/><text:span text:style-name="T24">60</text:span></text:p>
      <text:p text:style-name="P5"/>
      <text:p text:style-name="P6"></text:p>
      <text:p text:style-name="P3"><office:annotation><dc:creator>Michael Thomas</dc:creator><dc:date>2020-04-13T08:49:09.010000000</dc:date><text:p text:style-name="P7"><text:span text:style-name="T25">Good clean chapter. <text:s/>The document is easy to read and understand.</text:span></text:p>
<text:p text:style-name="P7"><text:span text:style-name="T25"/></text:p>
<text:p text:style-name="P7"><text:span text:style-name="T25">I am running Windows 10 and Visual Studio 2019 16.6.0 Preview 2.1</text:span></text:p>
<text:p text:style-name="P7"><text:span text:style-name="T25"/></text:p>
<text:p text:style-name="P7"><text:span text:style-name="T25">All links in the chapter work.</text:span></text:p>
</office:annotation><text:change-end text:change-id="ct93959821473328"/><office:annotation office:name="__Annotation__15831_148014856" loext:resolved="false"><dc:creator>Michael Thomas</dc:creator><dc:date>2020-04-18T09:19:57.720000000</dc:date><text:p text:style-name="P7"><text:span text:style-name="T25">Good clean chapter. <text:s/>The document is easy to read and understand.</text:span></text:p>
<text:p text:style-name="P7"><text:span text:style-name="T25"/></text:p>
<text:p text:style-name="P7"><text:span text:style-name="T25">I am running Windows 10 and Visual Studio 2019 16.6.0 Preview 3.</text:span></text:p>
<text:p text:style-name="P7"><text:span text:style-name="T25"/></text:p>
<text:p text:style-name="P7"><text:span text:style-name="T25">All links in the chapter work.</text:span></text:p>
</office:annotation>Text <office:annotation office:name="__Annotation__2708_1853490615" loext:resolved="false"><dc:creator>Michael Thomas</dc:creator><dc:date>2020-04-22T13:05:40</dc:date><text:p text:style-name="P7"><text:span text:style-name="T27">Few </text:span><text:span text:style-name="T25">c</text:span><text:span text:style-name="T27">omments. Very </text:span><text:span text:style-name="T25">c</text:span><text:span text:style-name="T27">lean </text:span><text:span text:style-name="T25">ch</text:span><text:span text:style-name="T27">apter.</text:span></text:p>
</office:annotation>I/O<office:annotation-end office:name="__Annotation__2708_1853490615"/><office:annotation-end office:name="__Annotation__15831_148014856"/></text:p>
      <text:p text:style-name="Body_20_Text_20_First">Input and output have two basic flavors: text and binary. Binary I/O introduces subtleties that are beyond the scope of this book<text:span text:style-name="T1">,</text:span> so all discussion of I/O herein is text-oriented. This Exploration presents a variety of topics related to textual I/O. You’ve already seen how the input and output operators work with the built-in types as well as with the standard library types<text:span text:style-name="T1">,</text:span> when it makes sense. You’ve also seen how you can write your own I/O operators for custom types. This Exploration <text:span text:style-name="T1">offers</text:span> some additional details about file modes, reading and writing strings, and converting values to and from strings.</text:p>
      <text:h text:style-name="Heading_20_1" text:outline-level="1">File Modes</text:h>
      <text:p text:style-name="Body_20_Text_20_First">Exploration 14 briefly introduced the file stream classes <text:span text:style-name="Code_20_Inline">ifstream</text:span> and <text:span text:style-name="Code_20_Inline">ofstream</text:span>. The basic behavior is to take a file name and open it. You <text:span text:style-name="T1">gain</text:span> a little more control than that by passing a second argument, which is a file mode. The default mode for an <text:span text:style-name="Code_20_Inline">ifstream</text:span> is <text:span text:style-name="Code_20_Inline">std::ios_base::in</text:span>, which opens the file for input. The default mode for <text:span text:style-name="Code_20_Inline">ofstream</text:span> is <text:span text:style-name="Code_20_Inline">std::ios_base::out</text:span> <text:span text:style-name="Code_20_Inline">|</text:span> <text:span text:style-name="Code_20_Inline">std::ios_base::trunc</text:span>. (The <text:span text:style-name="Code_20_Inline">|</text:span> operator combines certain values, such as modes. Exploration 68 will cover this in depth.) The <text:span text:style-name="Code_20_Inline">out</text:span> mode opens the file for output. If the file doesn’t exist, it is created. The <text:span text:style-name="Code_20_Inline">trunc</text:span> mode means to truncate the file<text:span text:style-name="T1">,</text:span> so you always start with an empty file. If you explicitly specify the mode and omit <text:span text:style-name="Code_20_Inline">trunc</text:span>, the old contents (if any) remain. Therefore, by default, writing to the output stream overwrites the old contents. If you want to position the stream at the end of the old contents, use the <text:span text:style-name="Code_20_Inline">ate</text:span> mode (short for <text:span text:style-name="T8">at-end</text:span>), which sets the stream’s initial <text:soft-page-break/>position to the end of the existing file contents. The default is to position the stream at the start of the file.</text:p>
      <text:p text:style-name="Body_20_Text_20_Cont"><text:span text:style-name="T1">Another useful mode for output is </text:span><text:span text:style-name="Code_20_Inline"><text:span text:style-name="T1">app</text:span></text:span><text:span text:style-name="T1"> (short for </text:span><text:span text:style-name="T2">append</text:span><text:span text:style-name="T1">), which causes every write to append to the file. That is, </text:span><text:span text:style-name="Code_20_Inline"><text:span text:style-name="T1">app</text:span></text:span><text:span text:style-name="T1"> affects every write, whereas </text:span><text:span text:style-name="Code_20_Inline"><text:span text:style-name="T1">ate</text:span></text:span><text:span text:style-name="T1"> affects only the starting position. The </text:span><text:span text:style-name="Code_20_Inline"><text:span text:style-name="T1">app</text:span></text:span><text:span text:style-name="T1"> mode is useful when writing to a log file.</text:span></text:p>
      <text:p text:style-name="Body_20_Text_20_Cont"><text:span text:style-name="Strong_20_Emphasis"><text:span text:style-name="T9">Write a </text:span></text:span><text:span text:style-name="Code_20_Inline"><text:span text:style-name="T4">debug()</text:span></text:span><text:span text:style-name="Strong_20_Emphasis"><text:span text:style-name="T9"> function that takes a single string as an argument and writes that string to a file named “debug.txt”.</text:span></text:span><text:span text:style-name="T1"> Listing 60-1 shows the </text:span><text:span text:style-name="T17">interface module</text:span><text:span text:style-name="T1">.</text:span></text:p>
      <text:p text:style-name="Code_20_Caption"><text:change-start text:change-id="ct93959954500608"/><text:span text:style-name="T10"><text:hidden-text text:condition="ooow:" text:string-value=".hh" text:is-hidden="true"/></text:span><text:change-end text:change-id="ct93959954500608"/><text:span text:style-name="T10">Listing 60-1.</text:span> <text:span text:style-name="T16">Module</text:span> That Declares a Trivial Debugging Function</text:p>
      <text:p text:style-name="Code">export module debug;</text:p>
      <text:p text:style-name="Code">import &lt;string&gt;;</text:p>
      <text:p text:style-name="Code"/>
      <text:p text:style-name="Code">/** @brief Write a debug message to the file @c "debug.txt"</text:p>
      <text:p text:style-name="Code"><text:span text:style-name="T12"><text:s/></text:span>* @param msg The message to write</text:p>
      <text:p text:style-name="Code"><text:span text:style-name="T12"><text:s/></text:span>*/</text:p>
      <text:p text:style-name="Code">export void debug(std::string const&amp; msg);</text:p>
      <text:p text:style-name="Body_20_Text_20_Cont"><text:span text:style-name="T1">Append every log message to the file, terminating each message with a newline. To ensure that the debugging information is properly recorded, even if the program crashes, open the file anew every time the </text:span><text:span text:style-name="Code_20_Inline"><text:span text:style-name="T1">debug()</text:span></text:span><text:span text:style-name="T1"> function is called. Listing 60-2 shows my </text:span><text:span text:style-name="T17">implementation module</text:span><text:span text:style-name="T1">.</text:span></text:p>
      <text:p text:style-name="Code_20_Caption"><text:change-start text:change-id="ct93959945744736"/><text:span text:style-name="T10"><text:hidden-text text:condition="ooow:" text:string-value=".hh" text:is-hidden="true"/></text:span><text:change-end text:change-id="ct93959945744736"/><text:span text:style-name="T10">Listing 60-2.</text:span> Implementing the Debug Function</text:p>
      <text:p text:style-name="Code"><office:annotation office:name="__Annotation__2675_2068818007" loext:resolved="false"><dc:creator>Michael Thomas</dc:creator><dc:date>2020-04-22T12:32:09.730000000</dc:date><text:p text:style-name="P7"><text:span text:style-name="T26">Visual Studio does not support module yet.</text:span></text:p>
</office:annotation>module debug;<office:annotation-end office:name="__Annotation__2675_2068818007"/></text:p>
      <text:p text:style-name="Code">import &lt;fstream&gt;;</text:p>
      <text:p text:style-name="Code">import &lt;ostream&gt;;</text:p>
      <text:p text:style-name="Code">import &lt;stdexcept&gt;;</text:p>
      <text:p text:style-name="Code"/>
      <text:p text:style-name="Code">void debug(std::string const&amp; str)</text:p>
      <text:p text:style-name="Code">{</text:p>
      <text:p text:style-name="Code"><text:span text:style-name="T12"><text:s text:c="3"/></text:span>std::ofstream stream{"debug.txt", std::ios_base::out | std::ios_base::app};</text:p>
      <text:p text:style-name="Code"><text:span text:style-name="T12"><text:s text:c="3"/></text:span>if (not stream)</text:p>
      <text:p text:style-name="Code"><text:span text:style-name="T12"><text:s text:c="6"/></text:span>throw std::runtime_error("cannot open debug.txt");</text:p>
      <text:p text:style-name="Code"><text:span text:style-name="T12"><text:s text:c="3"/></text:span>stream.exceptions(std::ios_base::failbit);</text:p>
      <text:p text:style-name="Code"><text:span text:style-name="T12"><text:s text:c="3"/></text:span>stream &lt;&lt; str &lt;&lt; '\n';</text:p>
      <text:p text:style-name="Code"><text:span text:style-name="T12"><text:s text:c="3"/></text:span>stream.close();</text:p>
      <text:p text:style-name="Code">}</text:p>
      <text:p text:style-name="Code"/>
      <text:p text:style-name="Code"/>
      <text:h text:style-name="Heading_20_1" text:outline-level="1"><text:soft-page-break/>String Streams</text:h>
      <text:p text:style-name="Body_20_Text_20_First">In addition to file streams, C++ offers string streams. The <text:span text:style-name="Code_20_Inline">&lt;sstream&gt;</text:span> header defines <text:span text:style-name="Code_20_Inline">istringstream</text:span> and <text:span text:style-name="Code_20_Inline">ostringstream</text:span>. A string stream reads from and writes to a <text:span text:style-name="Code_20_Inline">std::string</text:span> object. For input, supply the string as an argument to the <text:span text:style-name="Code_20_Inline">istringstream</text:span> constructor. For output, you can supply a string object, but the more common usage is to let the stream create and manage the string for you. The stream appends to the string, allowing the string to grow as needed. After you are finished writing to the stream, call the <text:span text:style-name="Code_20_Inline">str()</text:span> member function <text:alphabetical-index-mark text:string-value="str() member function " text:key1="I/O texts" text:key2="string streams"/>to retrieve the final string.</text:p>
      <text:p text:style-name="P2">Suppose you have to read pairs of numbers from a file representing a car’s odometer reading and the amount of fuel needed to fill the tank. The program computes the miles per gallon (or liters per kilometer, if you prefer) at each fill-up and overall. The file format is simple: each line has the odometer reading, followed by the fuel amount, on one line, separated by white space.</text:p>
      <text:p text:style-name="Body_20_Text_20_Cont"><text:span text:style-name="Strong_20_Emphasis"><text:span text:style-name="T9">Write the program.</text:span></text:span><text:span text:style-name="Strong_20_Emphasis"><text:span text:style-name="T1"> </text:span></text:span><text:span text:style-name="T1">Listing 60-3 demonstrates the miles-per-gallon approach.</text:span></text:p>
      <text:p text:style-name="Code_20_Caption"><text:span text:style-name="T10">Listing 60-3.</text:span> Computing Miles<text:span text:style-name="T1"> p</text:span>er<text:span text:style-name="T1"> </text:span>Gallon</text:p>
      <text:p text:style-name="Code"><office:annotation office:name="__Annotation__2679_1853490615" loext:resolved="false"><dc:creator>Michael Thomas</dc:creator><dc:date>2020-04-22T12:49:55.700000000</dc:date><text:p text:style-name="P7"><text:span text:style-name="T26">It would be helpful for the program to include a text reference for the user to enter data.</text:span></text:p>
</office:annotation>import &lt;iostream&gt;;<office:annotation-end office:name="__Annotation__2679_1853490615"/></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double fuel{}, odometer{};</text:p>
      <text:p text:style-name="Code"><text:span text:style-name="T12"><text:s text:c="3"/></text:span>while (std::cin &gt;&gt; odometer &gt;&gt; fuel)</text:p>
      <text:p text:style-name="Code"><text:span text:style-name="T12"><text:s text:c="3"/></text:span>{</text:p>
      <text:p text:style-name="Code"><text:span text:style-name="T12"><text:s text:c="6"/></text:span>if (fuel != 0)</text:p>
      <text:p text:style-name="Code"><text:span text:style-name="T12"><text:s text:c="6"/></text:span>{</text:p>
      <text:p text:style-name="Code"><text:span text:style-name="T12"><text:s text:c="9"/></text:span>double distance{odometer - prev_odometer};</text:p>
      <text:p text:style-name="Code"><text:span text:style-name="T12"><text:s text:c="9"/></text:span>std::cout &lt;&lt; distance / fuel &lt;&lt; '\n';</text:p>
      <text:p text:style-name="Code"><text:span text:style-name="T12"><text:s text:c="9"/></text:span>total_fuel += fuel;</text:p>
      <text:p text:style-name="Code"><text:span text:style-name="T12"><text:s text:c="9"/></text:span>total_distance += distance;</text:p>
      <text:p text:style-name="Code"><text:span text:style-name="T12"><text:s text:c="9"/></text:span>prev_odometer = odometer;</text:p>
      <text:p text:style-name="Code"><text:span text:style-name="T12"><text:s text:c="6"/></text:span>}</text:p>
      <text:p text:style-name="Code"><text:span text:style-name="T12"><text:s text:c="3"/></text:span>}</text:p>
      <text:p text:style-name="Code"><text:span text:style-name="T12"><text:s text:c="3"/></text:span>if (total_fuel != 0)</text:p>
      <text:p text:style-name="Code"><text:span text:style-name="T12"><text:s text:c="6"/></text:span>std::cout &lt;&lt; "Net MPG=" &lt;&lt; total_distance / total_fuel &lt;&lt; '\n';</text:p>
      <text:p text:style-name="Code">}</text:p>
      <text:p text:style-name="Body_20_Text_20_Cont"><text:span text:style-name="T1">Listing 60-4 shows the equivalent program, but computing liters per kilometer. For the remainder of this Exploration, I will use miles per gallon. Readers who don’t use </text:span><text:soft-page-break/><text:span text:style-name="T1">this method can consult the files that accompany the book for hundred liters per kilometer.</text:span></text:p>
      <text:p text:style-name="Code_20_Caption"><text:span text:style-name="T10">Listing 60-4.</text:span> Computing Liters<text:span text:style-name="T1"> p</text:span>er<text:span text:style-name="T1"> </text:span>Kilometer</text:p>
      <text:p text:style-name="Code">import &lt;iostream&gt;;</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double fuel{}, odometer{};</text:p>
      <text:p text:style-name="Code"><text:span text:style-name="T12"><text:s text:c="3"/></text:span>while (std::cin &gt;&gt; odometer &gt;&gt; fuel)</text:p>
      <text:p text:style-name="Code"><text:span text:style-name="T12"><text:s text:c="3"/></text:span>{</text:p>
      <text:p text:style-name="Code"><text:span text:style-name="T12"><text:s text:c="6"/>fuel *= 100.0;</text:span></text:p>
      <text:p text:style-name="Code"><text:span text:style-name="T12"><text:s text:c="6"/></text:span>double distance{odometer - prev_odometer};</text:p>
      <text:p text:style-name="Code"><text:span text:style-name="T12"><text:s text:c="6"/></text:span>if (distance != 0)</text:p>
      <text:p text:style-name="Code"><text:span text:style-name="T12"><text:s text:c="6"/></text:span>{</text:p>
      <text:p text:style-name="Code"><text:span text:style-name="T12"><text:s text:c="9"/></text:span>std::cout &lt;&lt; fuel / distance &lt;&lt; '\n';</text:p>
      <text:p text:style-name="Code"><text:span text:style-name="T12"><text:s text:c="9"/></text:span>total_fuel += fuel;</text:p>
      <text:p text:style-name="Code"><text:span text:style-name="T12"><text:s text:c="9"/></text:span>total_distance += distance;</text:p>
      <text:p text:style-name="Code"><text:span text:style-name="T12"><text:s text:c="9"/></text:span>prev_odometer = odometer;</text:p>
      <text:p text:style-name="Code"><text:span text:style-name="T12"><text:s text:c="6"/></text:span>}</text:p>
      <text:p text:style-name="Code"><text:span text:style-name="T12"><text:s text:c="3"/></text:span>}</text:p>
      <text:p text:style-name="Code"><text:span text:style-name="T12"><text:s text:c="3"/></text:span>if (total_distance != 0)</text:p>
      <text:p text:style-name="Code"><text:span text:style-name="T12"><text:s text:c="6"/></text:span>std::cout &lt;&lt; "Net 100LPK=" &lt;&lt; total_fuel / total_distance &lt;&lt; '\n';</text:p>
      <text:p text:style-name="Code">}</text:p>
      <text:p text:style-name="Body_20_Text_20_Cont"><text:span text:style-name="Strong_20_Emphasis"><text:span text:style-name="T1">What happens if the user accidentally forgets to record the fuel on one line of the file?</text:span></text:span></text:p>
      <text:p text:style-name="Unnumbered_20_List">_____________________________________________________________</text:p>
      <text:p text:style-name="P2">The input loop doesn’t know or care about lines. It resolutely skips over white space in its quest to fulfill each input request. Thus, it reads the subsequent line’s odometer reading as a fuel amount. Naturally, the results will be incorrect.</text:p>
      <text:p text:style-name="Body_20_Text_20_Cont"><text:span text:style-name="T1">A better solution would be to read each line as a string and extract two numbers from the string. If the string is not formatted correctly, issue an error message and ignore that line. You read a line of text into a </text:span><text:span text:style-name="Code_20_Inline"><text:span text:style-name="T1">std::string</text:span></text:span><text:span text:style-name="T1"> by calling the </text:span><text:span text:style-name="Code_20_Inline"><text:span text:style-name="T1">std::getline</text:span></text:span><text:span text:style-name="T1"> function (declared in </text:span><text:span text:style-name="Code_20_Inline"><text:span text:style-name="T1">&lt;string&gt;</text:span></text:span><text:span text:style-name="T1">). This function takes an input stream as the first argument and a </text:span><text:span text:style-name="Code_20_Inline"><text:span text:style-name="T1">string</text:span></text:span><text:span text:style-name="T1"> object as the second argument. It returns the stream, which means it returns a true value if the read succeeds or a false one if the read fails, so you can use the call to </text:span><text:span text:style-name="Code_20_Inline"><text:span text:style-name="T1">getline</text:span></text:span><text:span text:style-name="T1"> as a loop condition.</text:span></text:p>
      <text:p text:style-name="Body_20_Text_20_Cont"><text:soft-page-break/><text:span text:style-name="T1">Once you have the string, open an </text:span><text:span text:style-name="Code_20_Inline"><text:span text:style-name="T1">istringstream</text:span></text:span><text:span text:style-name="T1"> to </text:span><text:alphabetical-index-mark text:string-value="istringstream" text:key1="I/O texts" text:key2="string streams"/><text:span text:style-name="T1">read from the string. Use the string stream the same way you would any other input stream. Read two numbers from the string stream. If the string stream does not contain any numbers, ignore that line. If it contains only one number, issue a suitable error message. Listing 60-5 presents the new program.</text:span></text:p>
      <text:p text:style-name="Code_20_Caption"><text:span text:style-name="T10">Listing 60-5.</text:span> Rewriting the Miles-<text:span text:style-name="T1">p</text:span>er-Gallon Program to Parse a String Stream</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12"><text:s text:c="3"/></text:span>double prev_odometer{0.0};</text:p>
      <text:p text:style-name="Code"><text:span text:style-name="T12"><text:s text:c="3"/></text:span>double total_fuel{0.0};</text:p>
      <text:p text:style-name="Code"><text:span text:style-name="T12"><text:s text:c="3"/></text:span>double total_distance{0.0};</text:p>
      <text:p text:style-name="Code"><text:span text:style-name="T21"><text:s text:c="3"/></text:span><text:span text:style-name="T20">std::string line{};</text:span></text:p>
      <text:p text:style-name="Code"><text:span text:style-name="T21"><text:s text:c="3"/></text:span><text:span text:style-name="T20">int linenum{0};</text:span></text:p>
      <text:p text:style-name="Code"><text:span text:style-name="T21"><text:s text:c="3"/></text:span><text:span text:style-name="T20">bool error{false};</text:span></text:p>
      <text:p text:style-name="Code"><text:span text:style-name="T12"><text:s text:c="3"/></text:span>while (std::getline(std::cin, line))</text:p>
      <text:p text:style-name="Code"><text:span text:style-name="T21"><text:s text:c="3"/></text:span><text:span text:style-name="T20">{</text:span></text:p>
      <text:p text:style-name="Code"><text:span text:style-name="T21"><text:s text:c="6"/></text:span><text:span text:style-name="T20">++linenum;</text:span></text:p>
      <text:p text:style-name="Code"><text:span text:style-name="T12"><text:s text:c="6"/></text:span>std::istringstream input{line};</text:p>
      <text:p text:style-name="Code"><text:span text:style-name="T21"><text:s text:c="6"/></text:span><text:span text:style-name="T20">double odometer{};</text:span></text:p>
      <text:p text:style-name="Code"><text:span text:style-name="T21"><text:s text:c="6"/></text:span><text:span text:style-name="T20">if (input &gt;&gt; odometer)</text:span></text:p>
      <text:p text:style-name="Code"><text:span text:style-name="T21"><text:s text:c="6"/></text:span><text:span text:style-name="T20">{</text:span></text:p>
      <text:p text:style-name="Code"><text:span text:style-name="T21"><text:s text:c="9"/></text:span><text:span text:style-name="T20">double fuel{};</text:span></text:p>
      <text:p text:style-name="Code"><text:span text:style-name="T21"><text:s text:c="9"/></text:span><text:span text:style-name="T20">if (not (input &gt;&gt; fuel))</text:span></text:p>
      <text:p text:style-name="Code"><text:span text:style-name="T21"><text:s text:c="9"/></text:span><text:span text:style-name="T20">{</text:span></text:p>
      <text:p text:style-name="Code"><text:span text:style-name="T21"><text:s text:c="12"/></text:span><text:span text:style-name="T20">std::cerr &lt;&lt; "Missing fuel consumption on line " &lt;&lt; linenum &lt;&lt; '\n';</text:span></text:p>
      <text:p text:style-name="Code"><text:span text:style-name="T12"><text:s text:c="12"/></text:span>error = true;</text:p>
      <text:p text:style-name="Code"><text:span text:style-name="T12"><text:s text:c="9"/></text:span>}</text:p>
      <text:p text:style-name="Code"><text:span text:style-name="T12"><text:s text:c="9"/></text:span>else if (fuel != 0)</text:p>
      <text:p text:style-name="Code"><text:span text:style-name="T12"><text:s text:c="9"/></text:span>{</text:p>
      <text:p text:style-name="Code"><text:span text:style-name="T12"><text:s text:c="12"/></text:span>double distance{odometer - prev_odometer};</text:p>
      <text:p text:style-name="Code"><text:span text:style-name="T12"><text:s text:c="12"/></text:span>std::cout &lt;&lt; distance / fuel &lt;&lt; '\n';</text:p>
      <text:p text:style-name="Code"><text:span text:style-name="T12"><text:s text:c="12"/></text:span>total_fuel += fuel;</text:p>
      <text:p text:style-name="Code"><text:span text:style-name="T12"><text:s text:c="12"/></text:span>total_distance += distance;</text:p>
      <text:p text:style-name="Code"><text:span text:style-name="T12"><text:s text:c="12"/></text:span>prev_odometer = odometer;</text:p>
      <text:p text:style-name="Code"><text:span text:style-name="T12"><text:s text:c="9"/></text:span>}</text:p>
      <text:p text:style-name="Code"><text:span text:style-name="T12"><text:s text:c="6"/></text:span>}</text:p>
      <text:p text:style-name="Code"><text:span text:style-name="T12"><text:s text:c="3"/></text:span>}</text:p>
      <text:p text:style-name="Code"><text:span text:style-name="T12"><text:s text:c="3"/></text:span>if (total_fuel != 0)</text:p>
      <text:p text:style-name="Code"><text:span text:style-name="T12"><text:s text:c="3"/></text:span>{</text:p>
      <text:p text:style-name="Code"><text:span text:style-name="T21"><text:s text:c="6"/></text:span><text:span text:style-name="T20">std::cout &lt;&lt; "Net MPG=" &lt;&lt; total_distance / total_fuel;</text:span></text:p>
      <text:p text:style-name="Code"><text:span text:style-name="T21"><text:s text:c="6"/></text:span><text:span text:style-name="T20">if (error)</text:span></text:p>
      <text:p text:style-name="Code"><text:soft-page-break/><text:span text:style-name="T12"><text:s text:c="9"/></text:span>std::cout &lt;&lt; " (estimated, due to input error)";</text:p>
      <text:p text:style-name="Code"><text:span text:style-name="T12"><text:s text:c="6"/></text:span>std::cout &lt;&lt; '\n';</text:p>
      <text:p text:style-name="Code"><text:span text:style-name="T12"><text:s text:c="3"/></text:span>}</text:p>
      <text:p text:style-name="Code">}</text:p>
      <text:p text:style-name="Body_20_Text_20_Cont"><text:span text:style-name="T1">Most text file formats allow some form of annotation or commentary. The file format already allows one form of commentary, as a side effect of the program’s implementation. </text:span><text:span text:style-name="Strong_20_Emphasis"><text:span text:style-name="T9">How can you add comments to the input file?</text:span></text:span></text:p>
      <text:p text:style-name="Unnumbered_20_List">_____________________________________________________________</text:p>
      <text:p text:style-name="P2">After the program reads the fuel amount from a line, it ignores the rest of the string. You can add comments to any line that contains the proper odometer and fuel data. But that’s a sloppy side effect. A better design requires the user to insert an explicit comment marker. Otherwise, the program might misinterpret erroneous input as a valid input, followed by a comment, such as accidentally inserting an extra space, as illustrated in the following:</text:p>
      <text:p text:style-name="Results_20_Single">123 <text:s/>21 10.23</text:p>
      <text:p text:style-name="Body_20_Text_20_Cont"><text:span text:style-name="T1">Let’s modify the file format. Any line that begins with a pound sign (</text:span><text:span text:style-name="Code_20_Inline"><text:span text:style-name="T1">#</text:span></text:span><text:span text:style-name="T1">) is a comment. Upon reading a comment character, the program skips the entire line. </text:span><text:span text:style-name="Strong_20_Emphasis"><text:span text:style-name="T9">Add this feature to the program.</text:span></text:span><text:span text:style-name="T1"> A useful function is an input stream’s </text:span><text:span text:style-name="Code_20_Inline"><text:span text:style-name="T1">unget()</text:span></text:span><text:span text:style-name="T1"> function. After reading a character from the stream, </text:span><text:span text:style-name="Code_20_Inline"><text:span text:style-name="T1">unget()</text:span></text:span><text:span text:style-name="T1"> returns that character to the stream, causing the subsequent read operation to read that character again. In other words, after reading a line, read a character from the line, and if it is </text:span><text:span text:style-name="Code_20_Inline"><text:span text:style-name="T1">'#'</text:span></text:span><text:span text:style-name="T1">, skip the line. Otherwise, call </text:span><text:span text:style-name="Code_20_Inline"><text:span text:style-name="T1">unget()</text:span></text:span><text:span text:style-name="T1"> and continue as before. Compare your result with mine, as shown in Listing 60-6.</text:span></text:p>
      <text:p text:style-name="Code_20_Caption"><text:span text:style-name="T10">Listing 60-6.</text:span> Parsing Comments in the Miles-<text:span text:style-name="T1">p</text:span>er-Gallon Data File</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std::string line{};</text:p>
      <text:p text:style-name="Code"><text:span text:style-name="T12"><text:s text:c="3"/></text:span>int linenum{0};</text:p>
      <text:p text:style-name="Code"><text:soft-page-break/><text:span text:style-name="T12"><text:s text:c="3"/></text:span>bool error{false};</text:p>
      <text:p text:style-name="Code"><text:span text:style-name="T12"><text:s text:c="3"/></text:span>while (std::getline(std::cin, line))</text:p>
      <text:p text:style-name="Code"><text:span text:style-name="T12"><text:s text:c="3"/></text:span>{</text:p>
      <text:p text:style-name="Code"><text:span text:style-name="T12"><text:s text:c="6"/></text:span>++linenum;</text:p>
      <text:p text:style-name="Code"><text:span text:style-name="T12"><text:s text:c="6"/></text:span>std::istringstream input{line};</text:p>
      <text:p text:style-name="Code"><text:span text:style-name="Code_20_Bold"><text:span text:style-name="T21"><text:s text:c="6"/></text:span></text:span><text:span text:style-name="Code_20_Bold"><text:span text:style-name="T20">char comment{};</text:span></text:span></text:p>
      <text:p text:style-name="Code"><text:span text:style-name="Code_20_Bold"><text:span text:style-name="T21"><text:s text:c="6"/></text:span></text:span><text:span text:style-name="Code_20_Bold"><text:span text:style-name="T20">if (input &gt;&gt; comment and comment != '#')</text:span></text:span></text:p>
      <text:p text:style-name="Code"><text:span text:style-name="Code_20_Bold"><text:span text:style-name="T21"><text:s text:c="6"/></text:span></text:span><text:span text:style-name="Code_20_Bold"><text:span text:style-name="T20">{</text:span></text:span></text:p>
      <text:p text:style-name="Code"><text:span text:style-name="Code_20_Bold"><text:span text:style-name="T21"><text:s text:c="9"/></text:span></text:span><text:span text:style-name="Code_20_Bold"><text:span text:style-name="T20">input.unget();</text:span></text:span></text:p>
      <text:p text:style-name="Code"><text:span text:style-name="T12"><text:s text:c="9"/></text:span>double odometer{};</text:p>
      <text:p text:style-name="Code"><text:span text:style-name="T12"><text:s text:c="9"/></text:span>if (input &gt;&gt; odometer)</text:p>
      <text:p text:style-name="Code"><text:span text:style-name="T12"><text:s text:c="9"/></text:span>{</text:p>
      <text:p text:style-name="Code"><text:span text:style-name="T12"><text:s text:c="11"/></text:span>double fuel{};</text:p>
      <text:p text:style-name="Code"><text:span text:style-name="T12"><text:s text:c="12"/></text:span>if (not (input &gt;&gt; fuel))</text:p>
      <text:p text:style-name="Code"><text:span text:style-name="T12"><text:s text:c="12"/></text:span>{</text:p>
      <text:p text:style-name="Code"><text:span text:style-name="T12"><text:s text:c="15"/></text:span>std::cerr &lt;&lt; "Missing fuel consumption on line " &lt;&lt; linenum &lt;&lt; '\n';</text:p>
      <text:p text:style-name="Code"><text:span text:style-name="T12"><text:s text:c="15"/></text:span>error = true;</text:p>
      <text:p text:style-name="Code"><text:span text:style-name="T12"><text:s text:c="12"/></text:span>}</text:p>
      <text:p text:style-name="Code"><text:span text:style-name="T12"><text:s text:c="12"/></text:span>else if (fuel != 0)</text:p>
      <text:p text:style-name="Code"><text:span text:style-name="T12"><text:s text:c="12"/></text:span>{</text:p>
      <text:p text:style-name="Code"><text:span text:style-name="T12"><text:s text:c="15"/></text:span>double distance{odometer - prev_odometer};</text:p>
      <text:p text:style-name="Code"><text:span text:style-name="T12"><text:s text:c="15"/></text:span>std::cout &lt;&lt; distance / fuel &lt;&lt; '\n';</text:p>
      <text:p text:style-name="Code"><text:span text:style-name="T12"><text:s text:c="15"/></text:span>total_fuel += fuel;</text:p>
      <text:p text:style-name="Code"><text:span text:style-name="T12"><text:s text:c="15"/></text:span>total_distance += distance;</text:p>
      <text:p text:style-name="Code"><text:span text:style-name="T12"><text:s text:c="15"/></text:span>prev_odometer = odometer;</text:p>
      <text:p text:style-name="Code"><text:span text:style-name="T12"><text:s text:c="12"/></text:span>}</text:p>
      <text:p text:style-name="Code"><text:span text:style-name="T12"><text:s text:c="9"/></text:span>}</text:p>
      <text:p text:style-name="Code"><text:span text:style-name="Code_20_Bold"><text:span text:style-name="T11"><text:s/></text:span></text:span><text:span text:style-name="Code_20_Bold"><text:span text:style-name="T21"><text:s text:c="5"/></text:span></text:span><text:span text:style-name="Code_20_Bold"><text:span text:style-name="T20">}</text:span></text:span></text:p>
      <text:p text:style-name="Code"><text:span text:style-name="T12"><text:s text:c="3"/></text:span>}</text:p>
      <text:p text:style-name="Code"><text:span text:style-name="T12"><text:s text:c="3"/></text:span>if (total_fuel != 0)</text:p>
      <text:p text:style-name="Code"><text:span text:style-name="T12"><text:s text:c="3"/></text:span>{</text:p>
      <text:p text:style-name="Code"><text:span text:style-name="T12"><text:s text:c="6"/></text:span>std::cout &lt;&lt; "Net MPG=" &lt;&lt; total_distance / total_fuel;</text:p>
      <text:p text:style-name="Code"><text:span text:style-name="T12"><text:s text:c="6"/></text:span>if (error)</text:p>
      <text:p text:style-name="Code"><text:span text:style-name="T12"><text:s text:c="9"/></text:span>std::cout &lt;&lt; " (estimated, due to input error)";</text:p>
      <text:p text:style-name="Code"><text:span text:style-name="T12"><text:s text:c="6"/></text:span>std::cout &lt;&lt; '\n';</text:p>
      <text:p text:style-name="Code"><text:span text:style-name="T12"><text:s text:c="3"/></text:span>}</text:p>
      <text:p text:style-name="Code">}</text:p>
      <text:p text:style-name="Body_20_Text_20_Cont"><text:span text:style-name="T1">More complicated still is allowing the comment marker to appear anywhere on a line. A comment extends from the </text:span><text:span text:style-name="Code_20_Inline"><text:span text:style-name="T1">#</text:span></text:span><text:span text:style-name="T1"> character to the end of the line. The comment marker can appear anywhere on a line, but if the line contains any data, it must contain two valid numbers prior to the comment marker. </text:span><text:span text:style-name="Strong_20_Emphasis"><text:span text:style-name="T9">Enhance the program to allow comment markers anywhere.</text:span></text:span><text:span text:style-name="T1"> Consider using the </text:span><text:span text:style-name="Code_20_Inline"><text:span text:style-name="T1">find()</text:span></text:span><text:span text:style-name="T1"> member function of </text:span><text:span text:style-name="Code_20_Inline"><text:span text:style-name="T1">std::string</text:span></text:span><text:span text:style-name="T1">. It has many forms, one of which takes a character as an argument and returns the zero-based index of the first occurrence of that character in the string. The return type is </text:span><text:span text:style-name="Code_20_Inline"><text:span text:style-name="T1">std::string::size_type</text:span></text:span><text:span text:style-name="T1">. If the character is not in the string, </text:span><text:span text:style-name="Code_20_Inline"><text:span text:style-name="T1">find()</text:span></text:span><text:span text:style-name="T1"> returns the magic constant </text:span><text:span text:style-name="Code_20_Inline"><text:span text:style-name="T1">std::string::npos</text:span></text:span><text:span text:style-name="T1">. </text:span></text:p>
      <text:p text:style-name="Body_20_Text_20_Cont"><text:soft-page-break/><text:span text:style-name="T1">Once you find the comment marker, you can delete the comment by calling </text:span><text:span text:style-name="Code_20_Inline"><text:span text:style-name="T1">erase()</text:span></text:span><text:span text:style-name="T1"> or copy the non-comment portion of the string by calling </text:span><text:span text:style-name="Code_20_Inline"><text:span text:style-name="T1">substr()</text:span></text:span><text:span text:style-name="T1">. </text:span><text:alphabetical-index-mark text:string-value="substr() function" text:key1="I/O texts" text:key2="string streams"/><text:span text:style-name="T1">String member functions work with zero-based indices. Substrings are expressed as a starting position and a count of the number of characters affected. Usually, the count can be omitted to mean the rest of the string. Compare your solution with mine, presented in Listing 60-7.</text:span></text:p>
      <text:p text:style-name="Code_20_Caption"><text:span text:style-name="T10">Listing 60-7.</text:span> Allowing Comments Anywhere in the Miles-<text:span text:style-name="T1">p</text:span>er-Gallon Data File</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std::string line{};</text:p>
      <text:p text:style-name="Code"><text:span text:style-name="T12"><text:s text:c="3"/></text:span>int linenum{0};</text:p>
      <text:p text:style-name="Code"><text:span text:style-name="T12"><text:s text:c="3"/></text:span>bool error{false};</text:p>
      <text:p text:style-name="Code"><text:span text:style-name="T12"><text:s text:c="3"/></text:span>while (std::getline(std::cin, line))</text:p>
      <text:p text:style-name="Code"><text:span text:style-name="T12"><text:s text:c="3"/></text:span>{</text:p>
      <text:p text:style-name="Code"><text:span text:style-name="T12"><text:s text:c="6"/></text:span>++linenum;</text:p>
      <text:p text:style-name="Code"><text:span text:style-name="Code_20_Bold"><text:span text:style-name="T21"><text:s text:c="6"/></text:span></text:span><text:span text:style-name="Code_20_Bold"><text:span text:style-name="T20">std::string::size_type comment{line.find('#')};</text:span></text:span></text:p>
      <text:p text:style-name="Code"><text:span text:style-name="Code_20_Bold"><text:span text:style-name="T21"><text:s text:c="6"/></text:span></text:span><text:span text:style-name="Code_20_Bold"><text:span text:style-name="T20">if (comment != std::string::npos)</text:span></text:span></text:p>
      <text:p text:style-name="Code"><text:span text:style-name="Code_20_Bold"><text:span text:style-name="T21"><text:s text:c="9"/></text:span></text:span><text:span text:style-name="Code_20_Bold"><text:span text:style-name="T20">line.erase(comment);</text:span></text:span></text:p>
      <text:p text:style-name="Code"><text:span text:style-name="T12"><text:s text:c="6"/></text:span>std::istringstream input{line};</text:p>
      <text:p text:style-name="Code"><text:span text:style-name="T12"><text:s text:c="6"/></text:span>double odometer{};</text:p>
      <text:p text:style-name="Code"><text:span text:style-name="T12"><text:s text:c="6"/></text:span>if (input &gt;&gt; odometer)</text:p>
      <text:p text:style-name="Code"><text:span text:style-name="T12"><text:s text:c="6"/></text:span>{</text:p>
      <text:p text:style-name="Code"><text:span text:style-name="T12"><text:s text:c="9"/></text:span>double fuel{};</text:p>
      <text:p text:style-name="Code"><text:span text:style-name="T12"><text:s text:c="9"/></text:span>if (not (input &gt;&gt; fuel))</text:p>
      <text:p text:style-name="Code"><text:span text:style-name="T12"><text:s text:c="9"/></text:span>{</text:p>
      <text:p text:style-name="Code"><text:span text:style-name="T12"><text:s text:c="12"/></text:span>std::cerr &lt;&lt; "Missing fuel consumption on line " &lt;&lt; linenum &lt;&lt; '\n';</text:p>
      <text:p text:style-name="Code"><text:span text:style-name="T12"><text:s text:c="12"/></text:span>error = true;</text:p>
      <text:p text:style-name="Code"><text:span text:style-name="T12"><text:s text:c="9"/></text:span>}</text:p>
      <text:p text:style-name="Code"><text:span text:style-name="T12"><text:s text:c="9"/></text:span>else if (fuel != 0)</text:p>
      <text:p text:style-name="Code"><text:span text:style-name="T12"><text:s text:c="9"/></text:span>{</text:p>
      <text:p text:style-name="Code"><text:span text:style-name="T12"><text:s text:c="12"/></text:span>double distance{odometer - prev_odometer};</text:p>
      <text:p text:style-name="Code"><text:span text:style-name="T12"><text:s text:c="12"/></text:span>std::cout &lt;&lt; distance / fuel &lt;&lt; '\n';</text:p>
      <text:p text:style-name="Code"><text:span text:style-name="T12"><text:s text:c="12"/></text:span>total_fuel += fuel;</text:p>
      <text:p text:style-name="Code"><text:span text:style-name="T12"><text:s text:c="12"/></text:span>total_distance += distance;</text:p>
      <text:p text:style-name="Code"><text:span text:style-name="T12"><text:s text:c="12"/></text:span>prev_odometer = odometer;</text:p>
      <text:p text:style-name="Code"><text:span text:style-name="T12"><text:s text:c="9"/></text:span>}</text:p>
      <text:p text:style-name="Code"><text:span text:style-name="T12"><text:s text:c="6"/></text:span>}</text:p>
      <text:p text:style-name="Code"><text:span text:style-name="T12"><text:s text:c="3"/></text:span>}</text:p>
      <text:p text:style-name="Code"><text:soft-page-break/><text:span text:style-name="T12"><text:s text:c="3"/></text:span>if (total_fuel != 0)</text:p>
      <text:p text:style-name="Code"><text:span text:style-name="T12"><text:s text:c="3"/></text:span>{</text:p>
      <text:p text:style-name="Code"><text:span text:style-name="T12"><text:s text:c="6"/></text:span>std::cout &lt;&lt; "Net MPG=" &lt;&lt; total_distance / total_fuel;</text:p>
      <text:p text:style-name="Code"><text:span text:style-name="T12"><text:s text:c="6"/></text:span>if (error)</text:p>
      <text:p text:style-name="Code"><text:span text:style-name="T12"><text:s text:c="9"/></text:span>std::cout &lt;&lt; " (estimated, due to input error)";</text:p>
      <text:p text:style-name="Code"><text:span text:style-name="T12"><text:s text:c="6"/></text:span>std::cout &lt;&lt; '\n';</text:p>
      <text:p text:style-name="Code"><text:span text:style-name="T12"><text:s text:c="3"/></text:span>}</text:p>
      <text:p text:style-name="Code">}</text:p>
      <text:p text:style-name="Body_20_Text_20_Cont"><text:span text:style-name="T1">Now that the file format allows explicit comments on each line, you should add some more error-checking to make sure that each line contains only two numbers, and nothing more (after removing comments). One way to check is to read a single character after reading the two numbers. If the read succeeds, the line contains erroneous text. </text:span><text:span text:style-name="Strong_20_Emphasis"><text:span text:style-name="T9">Add error-checking to detect lines with extra text.</text:span></text:span><text:span text:style-name="T1"> Compare your solution with my solution, shown in Listing 60-8.</text:span></text:p>
      <text:p text:style-name="Code_20_Caption"><text:span text:style-name="T10">Listing 60-8.</text:span> Adding Error-Checking for Each Line of Input</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12"><text:s text:c="3"/></text:span>double total_fuel{0.0};</text:p>
      <text:p text:style-name="Code"><text:span text:style-name="T12"><text:s text:c="3"/></text:span>double total_distance{0.0};</text:p>
      <text:p text:style-name="Code"><text:span text:style-name="T12"><text:s text:c="3"/></text:span>double prev_odometer{0.0};</text:p>
      <text:p text:style-name="Code"><text:span text:style-name="T12"><text:s text:c="3"/></text:span>std::string line{};</text:p>
      <text:p text:style-name="Code"><text:span text:style-name="T12"><text:s text:c="3"/></text:span>int linenum{0};</text:p>
      <text:p text:style-name="Code"><text:span text:style-name="T12"><text:s text:c="3"/></text:span>bool error{false};</text:p>
      <text:p text:style-name="Code"><text:span text:style-name="T12"><text:s text:c="3"/></text:span>while (std::getline(std::cin, line))</text:p>
      <text:p text:style-name="Code"><text:span text:style-name="T12"><text:s text:c="3"/></text:span>{</text:p>
      <text:p text:style-name="Code"><text:span text:style-name="T12"><text:s text:c="6"/></text:span>++linenum;</text:p>
      <text:p text:style-name="Code"><text:span text:style-name="T12"><text:s text:c="6"/></text:span>std::string::size_type comment{line.find('#')};</text:p>
      <text:p text:style-name="Code"><text:span text:style-name="T12"><text:s text:c="6"/></text:span>if (comment != std::string::npos)</text:p>
      <text:p text:style-name="Code"><text:span text:style-name="T12"><text:s text:c="9"/></text:span>line.erase(comment);</text:p>
      <text:p text:style-name="Code"><text:span text:style-name="T12"><text:s text:c="6"/></text:span>std::istringstream input{line};</text:p>
      <text:p text:style-name="Code"><text:span text:style-name="T12"><text:s text:c="6"/></text:span>double odometer{};</text:p>
      <text:p text:style-name="Code"><text:span text:style-name="T12"><text:s text:c="6"/></text:span>if (input &gt;&gt; odometer)</text:p>
      <text:p text:style-name="Code"><text:span text:style-name="T12"><text:s text:c="6"/></text:span>{</text:p>
      <text:p text:style-name="Code"><text:span text:style-name="T12"><text:s text:c="9"/></text:span>double fuel{};</text:p>
      <text:p text:style-name="Code"><text:span text:style-name="T12"><text:s text:c="9"/></text:span>char check{};</text:p>
      <text:p text:style-name="Code"><text:span text:style-name="T12"><text:s text:c="9"/></text:span>if (not (input &gt;&gt; fuel))</text:p>
      <text:p text:style-name="Code"><text:span text:style-name="T12"><text:s text:c="9"/></text:span>{</text:p>
      <text:p text:style-name="Code"><text:span text:style-name="T12"><text:s text:c="12"/></text:span>std::cerr &lt;&lt; "Missing fuel consumption on line " &lt;&lt; linenum &lt;&lt; '\n';</text:p>
      <text:p text:style-name="Code"><text:span text:style-name="T12"><text:s text:c="12"/></text:span>error = true;</text:p>
      <text:p text:style-name="Code"><text:span text:style-name="T12"><text:s text:c="9"/></text:span>}</text:p>
      <text:p text:style-name="Code"><text:soft-page-break/><text:span text:style-name="Code_20_Bold"><text:span text:style-name="T11"><text:s text:c="9"/></text:span></text:span><text:span text:style-name="Code_20_Bold"><text:span text:style-name="T20">else if (input &gt;&gt; check)</text:span></text:span></text:p>
      <text:p text:style-name="Code"><text:span text:style-name="Code_20_Bold"><text:span text:style-name="T21"><text:s text:c="9"/></text:span></text:span><text:span text:style-name="Code_20_Bold"><text:span text:style-name="T20">{</text:span></text:span></text:p>
      <text:p text:style-name="Code"><text:span text:style-name="Code_20_Bold"><text:span text:style-name="T21"><text:s text:c="12"/></text:span></text:span><text:span text:style-name="Code_20_Bold"><text:span text:style-name="T20">std::cerr &lt;&lt; "Extra text on line " &lt;&lt; linenum &lt;&lt; '\n';</text:span></text:span></text:p>
      <text:p text:style-name="Code"><text:span text:style-name="Code_20_Bold"><text:span text:style-name="T21"><text:s text:c="12"/></text:span></text:span><text:span text:style-name="Code_20_Bold"><text:span text:style-name="T20">error = true;</text:span></text:span></text:p>
      <text:p text:style-name="Code"><text:span text:style-name="T12"><text:s text:c="9"/></text:span>}</text:p>
      <text:p text:style-name="Code"><text:span text:style-name="T12"><text:s text:c="9"/></text:span>else if (fuel != 0)</text:p>
      <text:p text:style-name="Code"><text:span text:style-name="T12"><text:s text:c="9"/></text:span>{</text:p>
      <text:p text:style-name="Code"><text:span text:style-name="T12"><text:s text:c="12"/></text:span>double distance{odometer - prev_odometer};</text:p>
      <text:p text:style-name="Code"><text:span text:style-name="T12"><text:s text:c="12"/></text:span>std::cout &lt;&lt; distance / fuel &lt;&lt; '\n';</text:p>
      <text:p text:style-name="Code"><text:span text:style-name="T12"><text:s text:c="12"/></text:span>total_fuel += fuel;</text:p>
      <text:p text:style-name="Code"><text:span text:style-name="T12"><text:s text:c="12"/></text:span>total_distance += distance;</text:p>
      <text:p text:style-name="Code"><text:span text:style-name="T12"><text:s text:c="12"/></text:span>prev_odometer = odometer;</text:p>
      <text:p text:style-name="Code"><text:span text:style-name="T12"><text:s text:c="9"/></text:span>}</text:p>
      <text:p text:style-name="Code"><text:span text:style-name="T12"><text:s text:c="6"/></text:span>}</text:p>
      <text:p text:style-name="Code"><text:span text:style-name="T12"><text:s text:c="3"/></text:span>}</text:p>
      <text:p text:style-name="Code"><text:span text:style-name="T12"><text:s text:c="3"/></text:span>if (total_fuel != 0)</text:p>
      <text:p text:style-name="Code"><text:span text:style-name="T12"><text:s text:c="3"/></text:span>{</text:p>
      <text:p text:style-name="Code"><text:span text:style-name="T12"><text:s text:c="6"/></text:span>std::cout &lt;&lt; "Net MPG=" &lt;&lt; total_distance / total_fuel;</text:p>
      <text:p text:style-name="Code"><text:span text:style-name="T12"><text:s text:c="6"/></text:span>if (error)</text:p>
      <text:p text:style-name="Code"><text:span text:style-name="T12"><text:s text:c="9"/></text:span>std::cout &lt;&lt; " (estimated, due to input error)";</text:p>
      <text:p text:style-name="Code"><text:span text:style-name="T12"><text:s text:c="6"/></text:span>std::cout &lt;&lt; '\n';</text:p>
      <text:p text:style-name="Code"><text:span text:style-name="T12"><text:s text:c="3"/></text:span>}</text:p>
      <text:p text:style-name="Code">}</text:p>
      <text:h text:style-name="Heading_20_1" text:outline-level="1">Text Conversion</text:h>
      <text:p text:style-name="Body_20_Text_20_First">Let me put on my clairvoyance cap for a moment . . . I can see that you have many unanswered questions about C++; and one of those questions is, “How can I convert a number to a string easily, and <text:span text:style-name="Emphasis"><text:span text:style-name="T13">vice versa</text:span></text:span>?”</text:p>
      <text:p text:style-name="Body_20_Text_20_Cont"><text:span text:style-name="T1">The standard library offers some simple functions: </text:span><text:span text:style-name="Code_20_Inline"><text:span text:style-name="T1">std::to_string()</text:span></text:span><text:span text:style-name="T1"> takes an integer and returns a string representation. To convert a string to an integer, choose from several functions, depending on the desired return type: </text:span><text:span text:style-name="Code_20_Inline"><text:span text:style-name="T1">std::stoi()</text:span></text:span><text:span text:style-name="T1"> returns an </text:span><text:span text:style-name="Code_20_Inline"><text:span text:style-name="T1">int</text:span></text:span><text:span text:style-name="T1">, and </text:span><text:span text:style-name="Code_20_Inline"><text:span text:style-name="T1">std::stod()</text:span></text:span><text:span text:style-name="T1"> returns </text:span><text:span text:style-name="Code_20_Inline"><text:span text:style-name="T1">double</text:span></text:span><text:span text:style-name="T1">.</text:span></text:p>
      <text:p text:style-name="Body_20_Text_20_Cont">But these functions offer little flexibility. You know that I/O streams offer lots of flexibility and control over formatting. Surely, you say, you can create functions that are just as easy to use with suitable defaults, but also offer some flexibility in formatting (such as floating-point precision, fill characters, etc.).</text:p>
      <text:p text:style-name="Body_20_Text_20_Cont"><text:span text:style-name="T1">Now that you know how to use string streams, the way forward is clear: use an </text:span><text:span text:style-name="Code_20_Inline"><text:span text:style-name="T1">istringstream</text:span></text:span><text:span text:style-name="T1"> to read a number from a string, or use an </text:span><text:span text:style-name="Code_20_Inline"><text:span text:style-name="T1">ostringstream</text:span></text:span><text:span text:style-name="T1"> to write a number to a string. The only task is to wrap up the functionality in an appropriate function. Even better is to use a template. After all, reading or writing an </text:span><text:span text:style-name="Code_20_Inline"><text:span text:style-name="T1">int</text:span></text:span><text:span text:style-name="T1"> is essentially the same as reading or writing a </text:span><text:span text:style-name="Code_20_Inline"><text:span text:style-name="T1">long</text:span></text:span><text:span text:style-name="T1">, etc.</text:span></text:p>
      <text:p text:style-name="Body_20_Text_20_Cont"><text:soft-page-break/><text:span text:style-name="T1">Listing 60-9 shows the </text:span><text:span text:style-name="Code_20_Inline"><text:span text:style-name="T1">from_string</text:span></text:span><text:span text:style-name="T1"> function template, which has a single template parameter, </text:span><text:span text:style-name="Code_20_Inline"><text:span text:style-name="T1">T</text:span></text:span><text:span text:style-name="T1">—the type of object to convert. The function returns type </text:span><text:span text:style-name="Code_20_Inline"><text:span text:style-name="T1">T</text:span></text:span><text:span text:style-name="T1"> and takes a single function argument: a string to convert.</text:span></text:p>
      <text:p text:style-name="Code_20_Caption"><text:change-start text:change-id="ct93959915122736"/><text:span text:style-name="T10"><text:hidden-text text:condition="ooow:" text:string-value=".hh" text:is-hidden="true"/></text:span><text:change-end text:change-id="ct93959915122736"/><text:span text:style-name="T10">Listing 60-9.</text:span> The <text:span text:style-name="Code_20_Inline"><text:span text:style-name="T14">from_string</text:span></text:span> Function Extracts a Value from a String<text:alphabetical-index-mark text:string-value="from_string Function " text:key1="I/O texts" text:key2="text conversion"/></text:p>
      <text:p text:style-name="Code">import &lt;istream&gt;;</text:p>
      <text:p text:style-name="Code">import &lt;sstream&gt;;</text:p>
      <text:p text:style-name="Code">import &lt;stdexcept&gt;;</text:p>
      <text:p text:style-name="Code">import &lt;string&gt;;</text:p>
      <text:p text:style-name="Code"/>
      <text:p text:style-name="Code">template&lt;class T&gt;</text:p>
      <text:p text:style-name="Code">requires</text:p>
      <text:p text:style-name="Code"><text:s text:c="2"/>requires(T value, std::istream stream) {</text:p>
      <text:p text:style-name="Code"><text:s text:c="4"/>stream &gt;&gt; value;</text:p>
      <text:p text:style-name="Code"><text:s text:c="2"/>}</text:p>
      <text:p text:style-name="Code">T from_string(std::string const&amp; str)</text:p>
      <text:p text:style-name="Code">{</text:p>
      <text:p text:style-name="Code"><text:span text:style-name="T12"><text:s text:c="2"/></text:span>std::istringstream in{str};</text:p>
      <text:p text:style-name="Code"><text:span text:style-name="T12"><text:s text:c="2"/></text:span>T result{};</text:p>
      <text:p text:style-name="Code"><text:span text:style-name="T12"><text:s text:c="2"/></text:span>if (in &gt;&gt; result)</text:p>
      <text:p text:style-name="Code"><text:span text:style-name="T12"><text:s text:c="4"/></text:span>return result;</text:p>
      <text:p text:style-name="Code"><text:span text:style-name="T12"><text:s text:c="2"/></text:span>else</text:p>
      <text:p text:style-name="Code"><text:span text:style-name="T12"><text:s text:c="4"/></text:span>throw <text:span text:style-name="T19">std::runtime</text:span>_error{str};</text:p>
      <text:p text:style-name="Code">}</text:p>
      <text:p text:style-name="Body_20_Text_20_Cont"><text:span text:style-name="Code_20_Inline"><text:span text:style-name="T1">T</text:span></text:span><text:span text:style-name="T1"> can be any type that permits reading from an input stream with the </text:span><text:span text:style-name="Code_20_Inline"><text:span text:style-name="T1">&gt;&gt;</text:span></text:span><text:span text:style-name="T1"> operator, including any custom operators and types that you write.</text:span></text:p>
      <text:p text:style-name="Body_20_Text_20_Cont"><text:span text:style-name="T1">Now what about the advertised flexibility? Let’s add some. As written, the </text:span><text:span text:style-name="Code_20_Inline"><text:span text:style-name="T1">from_string</text:span></text:span><text:span text:style-name="T1"> function does not check for text that follows the value. Plus, it skips over leading white space. </text:span><text:span text:style-name="Strong_20_Emphasis"><text:span text:style-name="T1">Modify the function to take a </text:span></text:span><text:span text:style-name="Code_20_Inline"><text:span text:style-name="T4">bool</text:span></text:span><text:span text:style-name="Strong_20_Emphasis"><text:span text:style-name="T1"> argument: </text:span></text:span><text:span text:style-name="Code_20_Inline"><text:span text:style-name="T3">skipws</text:span></text:span><text:span text:style-name="Strong_20_Emphasis"><text:span text:style-name="T1">.</text:span></text:span><text:span text:style-name="T1"> If true, </text:span><text:span text:style-name="Code_20_Inline"><text:span text:style-name="T1">from_string</text:span></text:span><text:span text:style-name="T1"> skips leading white space and allows trailing white space. If false, it does not skip leading white space, and it does not permit trailing white space. In both cases, it throws </text:span><text:span text:style-name="Code_20_Inline"><text:span text:style-name="T22">runtime</text:span></text:span><text:span text:style-name="Code_20_Inline"><text:span text:style-name="T1">_error</text:span></text:span><text:span text:style-name="T1">, if invalid text follows the value. Compare your solution with mine in Listing 60-10.</text:span></text:p>
      <text:p text:style-name="Code_20_Caption"><text:change-start text:change-id="ct93959901208496"/><text:span text:style-name="T10"><text:hidden-text text:condition="ooow:" text:string-value=".hh" text:is-hidden="true"/></text:span><text:change-end text:change-id="ct93959901208496"/><text:span text:style-name="T10">Listing 60-10.</text:span> Enhancing the <text:span text:style-name="Code_20_Inline"><text:span text:style-name="T14">from_string</text:span></text:span> Function</text:p>
      <text:p text:style-name="Code">import &lt;istream&gt;;</text:p>
      <text:p text:style-name="Code">import &lt;sstream&gt;;</text:p>
      <text:p text:style-name="Code">import &lt;stdexcept&gt;;</text:p>
      <text:p text:style-name="Code">import &lt;string&gt;;</text:p>
      <text:p text:style-name="Code"/>
      <text:p text:style-name="Code">template&lt;class T&gt;</text:p>
      <text:p text:style-name="Code"><text:soft-page-break/>requires</text:p>
      <text:p text:style-name="Code"><text:s text:c="2"/>requires(T value, std::istream stream) {</text:p>
      <text:p text:style-name="Code"><text:s text:c="4"/>stream &gt;&gt; value;</text:p>
      <text:p text:style-name="Code"><text:s text:c="2"/>}</text:p>
      <text:p text:style-name="Code">T from_string(std::string const&amp; str, bool skipws = true)</text:p>
      <text:p text:style-name="Code">{</text:p>
      <text:p text:style-name="Code"><text:span text:style-name="T12"><text:s text:c="2"/></text:span>std::istringstream in{str};</text:p>
      <text:p text:style-name="Code"><text:span text:style-name="T12"><text:s text:c="2"/></text:span>if (not skipws)</text:p>
      <text:p text:style-name="Code"><text:span text:style-name="T12"><text:s text:c="4"/></text:span>in &gt;&gt; std::noskipws;</text:p>
      <text:p text:style-name="Code"><text:span text:style-name="T12"><text:s text:c="2"/></text:span>T result{};</text:p>
      <text:p text:style-name="Code"><text:span text:style-name="T12"><text:s text:c="2"/></text:span>char extra;</text:p>
      <text:p text:style-name="Code"><text:span text:style-name="T12"><text:s text:c="2"/></text:span>if (not (in &gt;&gt; result))</text:p>
      <text:p text:style-name="Code"><text:span text:style-name="T12"><text:s text:c="4"/></text:span>throw <text:span text:style-name="T19">std::runtime</text:span>_error{str};</text:p>
      <text:p text:style-name="Code"><text:span text:style-name="T12"><text:s text:c="2"/></text:span>else if (in &gt;&gt; extra)</text:p>
      <text:p text:style-name="Code"><text:span text:style-name="T12"><text:s text:c="4"/></text:span>throw <text:span text:style-name="T19">std::runtime</text:span>_error{str};</text:p>
      <text:p text:style-name="Code"><text:span text:style-name="T12"><text:s text:c="2"/></text:span>else</text:p>
      <text:p text:style-name="Code"><text:span text:style-name="T12"><text:s text:c="4"/></text:span>return result;</text:p>
      <text:p text:style-name="Code">}</text:p>
      <text:p text:style-name="Body_20_Text_20_Cont"><text:span text:style-name="T1">I threw in a new language feature. The function parameter </text:span><text:span text:style-name="Code_20_Inline"><text:span text:style-name="T1">skipws</text:span></text:span><text:span text:style-name="T1"> is followed by </text:span><text:span text:style-name="Code_20_Inline"><text:span text:style-name="T1">=</text:span></text:span><text:span text:style-name="T1"> </text:span><text:span text:style-name="Code_20_Inline"><text:span text:style-name="T1">true</text:span></text:span><text:span text:style-name="T1">, which looks like an assignment or initialization. It lets you call </text:span><text:span text:style-name="Code_20_Inline"><text:span text:style-name="T1">from_string</text:span></text:span><text:span text:style-name="T1"> with one argument, just as before, using </text:span><text:span text:style-name="Code_20_Inline"><text:span text:style-name="T1">true</text:span></text:span><text:span text:style-name="T1"> as the second argument. This is how file streams specify a default file mode, in case you were wondering. If you decide to declare default argument values, you must supply them starting with the right-most argument in the argument list. I don’t use default arguments often, and in Exploration 73, you will learn about some subtleties related to default arguments and overloading. For now, use them when they help, but use them sparingly.</text:span></text:p>
      <text:p text:style-name="Body_20_Text_20_Cont"><text:span text:style-name="T1">Your turn to write a function from scratch. </text:span><text:span text:style-name="Strong_20_Emphasis"><text:span text:style-name="T1">Write the </text:span></text:span><text:span text:style-name="Code_20_Inline"><text:span text:style-name="T3">to_string</text:span></text:span><text:span text:style-name="Strong_20_Emphasis"><text:span text:style-name="T1"> function template</text:span></text:span><text:span text:style-name="T1">, which takes a single template argument and declares the </text:span><text:span text:style-name="Code_20_Inline"><text:span text:style-name="T1">to_string</text:span></text:span><text:span text:style-name="T1"> function to take a single function argument of that type. The function converts its argument to a string by writing it to a string stream and returns the resulting string. Compare your solution with mine, presented in Listing 60-11.</text:span></text:p>
      <text:p text:style-name="Code_20_Caption"><text:change-start text:change-id="ct93959993717520"/><text:span text:style-name="T10"><text:hidden-text text:condition="ooow:" text:string-value=".hh" text:is-hidden="true"/></text:span><text:change-end text:change-id="ct93959993717520"/><text:span text:style-name="T10">Listing 60-11.</text:span> The <text:span text:style-name="Code_20_Inline"><text:span text:style-name="T14">to_string</text:span></text:span> Function Converts a Value to a String<text:alphabetical-index-mark text:string-value="to_string Function " text:key1="I/O texts" text:key2="text conversion"/></text:p>
      <text:p text:style-name="Code">import &lt;ostream&gt;;</text:p>
      <text:p text:style-name="Code">import &lt;sstream&gt;;</text:p>
      <text:p text:style-name="Code">import &lt;string&gt;;</text:p>
      <text:p text:style-name="Code"/>
      <text:p text:style-name="Code">template&lt;class T&gt;</text:p>
      <text:p text:style-name="Code">requires</text:p>
      <text:p text:style-name="Code"><text:s text:c="2"/>requires(T value, std::ostream stream) {</text:p>
      <text:p text:style-name="Code"><text:s text:c="4"/>stream &lt;&lt; value;</text:p>
      <text:p text:style-name="Code"><text:s text:c="2"/>}</text:p>
      <text:p text:style-name="Code">std::string to_string(T const&amp; obj)</text:p>
      <text:p text:style-name="Code"><text:soft-page-break/>{</text:p>
      <text:p text:style-name="Code"><text:span text:style-name="T12"><text:s text:c="2"/></text:span>std::ostringstream out{};</text:p>
      <text:p text:style-name="Code"><text:span text:style-name="T12"><text:s text:c="2"/></text:span>out &lt;&lt; obj;</text:p>
      <text:p text:style-name="Code"><text:span text:style-name="T12"><text:s text:c="2"/></text:span>return out.str();</text:p>
      <text:p text:style-name="Code">}</text:p>
      <text:p text:style-name="Body_20_Text_20_Cont"><text:span text:style-name="Strong_20_Emphasis"><text:span text:style-name="T1">Can you see any particular drawback to these functions?</text:span></text:span><text:span text:style-name="T1"> ________________ </text:span><text:span text:style-name="Strong_20_Emphasis"><text:span text:style-name="T1">If so, what?</text:span></text:span></text:p>
      <text:p text:style-name="Unnumbered_20_List">_____________________________________________________________</text:p>
      <text:p text:style-name="Body_20_Text_20_Cont"><text:span text:style-name="T1">No doubt, you can see many problems, but in particular, the one I want to point out is that they don’t work with wide characters. It would be a shame to waste all that effort you spent in understanding wide characters, so let’s add another template parameter for the character type. Remember that the </text:span><text:span text:style-name="Code_20_Inline"><text:span text:style-name="T1">std::string</text:span></text:span><text:span text:style-name="T1"> class template has three template parameters: the character type, the character traits, and an allocator object to manage any heap memory that the string might use. You don’t have to know any of the details of these three types; you need only pass them to the </text:span><text:span text:style-name="Code_20_Inline"><text:span text:style-name="T1">basic_string</text:span></text:span><text:span text:style-name="T1"> class template. The </text:span><text:span text:style-name="Code_20_Inline"><text:span text:style-name="T1">basic_ostringstream</text:span></text:span><text:span text:style-name="T1"> class template takes the first two template arguments.</text:span></text:p>
      <text:p text:style-name="Body_20_Text_20_Cont"><text:span text:style-name="T1">Your first attempt at implementing </text:span><text:span text:style-name="Code_20_Inline"><text:span text:style-name="T1">to_string</text:span></text:span><text:span text:style-name="T1"> may look a little bit like Listing 60-12.</text:span></text:p>
      <text:p text:style-name="Code_20_Caption"><text:change-start text:change-id="ct93959990516768"/><text:span text:style-name="T10"><text:hidden-text text:condition="ooow:" text:string-value=".hh" text:is-hidden="true"/></text:span><text:change-end text:change-id="ct93959990516768"/><text:span text:style-name="T10">Listing 60-12.</text:span> Rewriting <text:span text:style-name="Code_20_Inline"><text:span text:style-name="T14">to_string</text:span></text:span> As a Template Function</text:p>
      <text:p text:style-name="Code">import &lt;ostream&gt;;</text:p>
      <text:p text:style-name="Code">import &lt;sstream&gt;;</text:p>
      <text:p text:style-name="Code">import &lt;string&gt;;</text:p>
      <text:p text:style-name="Code"/>
      <text:p text:style-name="Code">template&lt;class T, class Char, class Traits, class Allocator&gt;</text:p>
      <text:p text:style-name="Code">requires</text:p>
      <text:p text:style-name="Code"><text:s text:c="2"/>requires(T value, std::ostream stream) {</text:p>
      <text:p text:style-name="Code"><text:s text:c="4"/>stream &lt;&lt; value;</text:p>
      <text:p text:style-name="Code"><text:s text:c="2"/>}</text:p>
      <text:p text:style-name="Code">std::basic_string&lt;Char, Traits, Allocator&gt; to_string(T const&amp; obj)</text:p>
      <text:p text:style-name="Code">{</text:p>
      <text:p text:style-name="Code"><text:span text:style-name="T12"><text:s text:c="2"/></text:span>std::basic_ostringstream&lt;Char, Traits&gt; out{};</text:p>
      <text:p text:style-name="Code"><text:span text:style-name="T12"><text:s text:c="2"/></text:span>out &lt;&lt; obj;</text:p>
      <text:p text:style-name="Code"><text:span text:style-name="T12"><text:s text:c="2"/></text:span>return out.str();</text:p>
      <text:p text:style-name="Code">}</text:p>
      <text:p text:style-name="Body_20_Text_20_Cont"><text:span text:style-name="T1">This implementation works. It’s correct, but it’s clumsy. Try it. </text:span><text:span text:style-name="Strong_20_Emphasis"><text:span text:style-name="T9">Try to write a simple test program that converts an integer to a narrow string and the same integer to a wide string.</text:span></text:span><text:span text:style-name="T1"> Don’t be discouraged if you can’t figure out how to do it. This exercise is a </text:span><text:soft-page-break/><text:span text:style-name="T1">demonstration of how templates in the standard library can lead you astray if you aren’t careful. Take a look at my solution in Listing 60-13.</text:span></text:p>
      <text:p text:style-name="Code_20_Caption"><text:change-start text:change-id="ct93959955711760"/><text:span text:style-name="T10"><text:hidden-text text:condition="ooow:" text:string-value=".hh" text:is-hidden="true"/></text:span><text:change-end text:change-id="ct93959955711760"/><text:span text:style-name="T10">Listing 60-13.</text:span> Demonstrating the Use of <text:span text:style-name="Code_20_Inline"><text:span text:style-name="T14">to_string</text:span></text:span></text:p>
      <text:p text:style-name="Code">import &lt;iostream&gt;;</text:p>
      <text:p text:style-name="Code">import to_string;</text:p>
      <text:p text:style-name="Code">import from_string;</text:p>
      <text:p text:style-name="Code"/>
      <text:p text:style-name="Code">int main()</text:p>
      <text:p text:style-name="Code">{</text:p>
      <text:p text:style-name="Code"><text:span text:style-name="T12"><text:s text:c="4"/></text:span>std::string str{</text:p>
      <text:p text:style-name="Code"><text:span text:style-name="T12"><text:s text:c="6"/></text:span>to_string&lt;int, char, std::char_traits&lt;char&gt;, std::allocator&lt;char&gt;&gt;(42)</text:p>
      <text:p text:style-name="Code"><text:span text:style-name="T12"><text:s text:c="4"/></text:span>};</text:p>
      <text:p text:style-name="Code"><text:span text:style-name="T12"><text:s text:c="4"/></text:span>int value{from_string&lt;int&gt;(str)};</text:p>
      <text:p text:style-name="Code"><text:s text:c="4"/>std::cout &lt;&lt; value &lt;&lt; '\n';</text:p>
      <text:p text:style-name="Code">}</text:p>
      <text:p text:style-name="Body_20_Text_20_Cont">Do you see what I mean? How were you supposed to know what to provide as the third and fourth template arguments? Don’t worry, we can find a better solution.</text:p>
      <text:p text:style-name="Body_20_Text_20_Cont"><text:span text:style-name="T1">One alternative approach is not to return the string, but to take it as an output function argument. The compiler could then use argument-type deduction, and you wouldn’t have to specify all those template arguments. </text:span><text:span text:style-name="Strong_20_Emphasis"><text:span text:style-name="T9">Write a version of </text:span></text:span><text:span text:style-name="Code_20_Inline"><text:span text:style-name="T3">to_string</text:span></text:span><text:span text:style-name="Strong_20_Emphasis"><text:span text:style-name="T9"> that takes the same template parameters</text:span></text:span><text:span text:style-name="T1"> but also two function arguments: the value to convert and the destination string. </text:span><text:span text:style-name="Strong_20_Emphasis"><text:span text:style-name="T9">Write a demonstration program</text:span></text:span><text:span text:style-name="T1"> to show how much simpler this function is to use. Listing 60-14 shows my solution.</text:span></text:p>
      <text:p text:style-name="Code_20_Caption"><text:span text:style-name="T10">Listing 60-14.</text:span> Passing the Destination String As an Argument to <text:span text:style-name="Code_20_Inline"><text:span text:style-name="T14">to_string</text:span></text:span></text:p>
      <text:p text:style-name="Code">import &lt;iostream&gt;;</text:p>
      <text:p text:style-name="Code">import &lt;sstream&gt;;</text:p>
      <text:p text:style-name="Code">import &lt;string&gt;;</text:p>
      <text:p text:style-name="Code">import from_string;</text:p>
      <text:p text:style-name="Code"/>
      <text:p text:style-name="Code">template&lt;class T, class Char, class Traits, class Allocator&gt;</text:p>
      <text:p text:style-name="Code">requires</text:p>
      <text:p text:style-name="Code"><text:s text:c="2"/>requires(T value, std::ostream stream) {</text:p>
      <text:p text:style-name="Code"><text:s text:c="4"/>stream &lt;&lt; value;</text:p>
      <text:p text:style-name="Code"><text:s text:c="2"/>}</text:p>
      <text:p text:style-name="Code">void to_string(T const&amp; obj, std::basic_string&lt;Char, Traits, Allocator&gt;&amp; result)</text:p>
      <text:p text:style-name="Code">{</text:p>
      <text:p text:style-name="Code"><text:span text:style-name="T12"><text:s text:c="2"/></text:span>std::basic_ostringstream&lt;Char, Traits&gt; out{};</text:p>
      <text:p text:style-name="Code"><text:span text:style-name="T12"><text:s text:c="2"/></text:span>out &lt;&lt; obj;</text:p>
      <text:p text:style-name="Code"><text:span text:style-name="T12"><text:s text:c="2"/></text:span>result = out.str();</text:p>
      <text:p text:style-name="Code"><text:soft-page-break/>}</text:p>
      <text:p text:style-name="Code"/>
      <text:p text:style-name="Code">int main()</text:p>
      <text:p text:style-name="Code">{</text:p>
      <text:p text:style-name="Code"><text:span text:style-name="T12"><text:s text:c="4"/></text:span>std::string str{};</text:p>
      <text:p text:style-name="Code"><text:span text:style-name="T12"><text:s text:c="4"/></text:span>to_string(42, str);</text:p>
      <text:p text:style-name="Code"><text:span text:style-name="T12"><text:s text:c="4"/></text:span>int value(from_string&lt;int&gt;(str));</text:p>
      <text:p text:style-name="Code"><text:s text:c="4"/>std::cout &lt;&lt; value &lt;&lt; '\n';</text:p>
      <text:p text:style-name="Code">}</text:p>
      <text:p text:style-name="P2">On the other hand, if you want to use the string in an expression, you still have to declare a temporary variable just to hold the string.</text:p>
      <text:p text:style-name="Body_20_Text_20_Cont"><text:span text:style-name="T1">Another way to approach this problem is to specify </text:span><text:span text:style-name="Code_20_Inline"><text:span text:style-name="T1">std::string</text:span></text:span><text:span text:style-name="T1"> or </text:span><text:span text:style-name="Code_20_Inline"><text:span text:style-name="T1">std::wstring</text:span></text:span><text:span text:style-name="T1"> as the sole template argument. The compiler can deduce the type of the object you want to convert. The </text:span><text:span text:style-name="Code_20_Inline"><text:span text:style-name="T1">basic_string</text:span></text:span><text:span text:style-name="T1"> template has member types for its template parameters, so you can use those to discover the traits and allocator types. The </text:span><text:span text:style-name="Code_20_Inline"><text:span text:style-name="T1">to_string</text:span></text:span><text:span text:style-name="T1"> function returns the string type and takes an argument of the object type. Both types have to be template parameters. </text:span><text:span text:style-name="Strong_20_Emphasis"><text:span text:style-name="T9">Which parameter should be first?</text:span></text:span><text:span text:style-name="T1"> Listing 60-15 shows the latest incarnation of </text:span><text:span text:style-name="Code_20_Inline"><text:span text:style-name="T1">to_string</text:span></text:span><text:span text:style-name="T1">, which now takes two template parameters: the string type and the object type.</text:span></text:p>
      <text:p text:style-name="Code_20_Caption"><text:change-start text:change-id="ct93959946144368"/><text:span text:style-name="T10"><text:hidden-text text:condition="ooow:" text:string-value=".hh" text:is-hidden="true"/></text:span><text:change-end text:change-id="ct93959946144368"/><text:span text:style-name="T10">Listing 60-15.</text:span> Improving the Calling Interface of <text:span text:style-name="Code_20_Inline"><text:span text:style-name="T14">to_string</text:span></text:span></text:p>
      <text:p text:style-name="Code">import &lt;ostream&gt;;</text:p>
      <text:p text:style-name="Code">import &lt;sstream&gt;;</text:p>
      <text:p text:style-name="Code"/>
      <text:p text:style-name="Code">template&lt;class String, class T&gt;</text:p>
      <text:p text:style-name="Code">requires</text:p>
      <text:p text:style-name="Code"><text:s text:c="2"/>requires(T value, std::ostream stream) {</text:p>
      <text:p text:style-name="Code"><text:s text:c="4"/>stream &lt;&lt; value;</text:p>
      <text:p text:style-name="Code"><text:s text:c="4"/>typename String::value_type;</text:p>
      <text:p text:style-name="Code"><text:s text:c="4"/>typename String::traits_type;</text:p>
      <text:p text:style-name="Code"><text:s text:c="2"/>}</text:p>
      <text:p text:style-name="Code">String to_string(T const&amp; obj)</text:p>
      <text:p text:style-name="Code">{</text:p>
      <text:p text:style-name="Code"><text:span text:style-name="T12"><text:s text:c="2"/></text:span>std::basic_ostringstream&lt;typename String::value_type,</text:p>
      <text:p text:style-name="Code"><text:span text:style-name="T12"><text:s text:c="27"/></text:span>typename String::traits_type&gt; out{};</text:p>
      <text:p text:style-name="Code"><text:span text:style-name="T12"><text:s text:c="2"/></text:span>out &lt;&lt; obj;</text:p>
      <text:p text:style-name="Code"><text:span text:style-name="T12"><text:s text:c="2"/></text:span>return out.str();</text:p>
      <text:p text:style-name="Code">}</text:p>
      <text:p text:style-name="Body_20_Text_20_Cont"><text:span text:style-name="T1">Remember </text:span><text:span text:style-name="Code_20_Inline"><text:span text:style-name="T1">typename</text:span></text:span><text:span text:style-name="T1"> from Exploration 57? The compiler doesn’t know that </text:span><text:span text:style-name="Code_20_Inline"><text:span text:style-name="T1">String::value_type</text:span></text:span><text:span text:style-name="T1"> names a type. A specialization of </text:span><text:span text:style-name="Code_20_Inline"><text:span text:style-name="T1">basic_ostringstream</text:span></text:span><text:span text:style-name="T1"> could declare it to be anything. The </text:span><text:span text:style-name="Code_20_Inline"><text:span text:style-name="T1">typename</text:span></text:span><text:span text:style-name="T1"> keyword tells the compiler that you know the name is for a type. Calling this form of </text:span><text:span text:style-name="Code_20_Inline"><text:span text:style-name="T1">to_string</text:span></text:span><text:span text:style-name="T1"> is straightforward.</text:span></text:p>
      <text:p text:style-name="Code"><text:soft-page-break/>to_string&lt;std::string&gt;(42);</text:p>
      <text:p text:style-name="Body_20_Text_20_Cont"><text:span text:style-name="T1">This form seems to strike the best balance between flexibility and ease-of-use. But can we add some more formatting flexibility? Should we add width and fill characters? Field adjustment? Hexadecimal or octal? What if </text:span><text:span text:style-name="Code_20_Inline"><text:span text:style-name="T1">to_string</text:span></text:span><text:span text:style-name="T1"> takes </text:span><text:span text:style-name="Code_20_Inline"><text:span text:style-name="T1">std::ios_base::fmtflags</text:span></text:span><text:span text:style-name="T1"> as an argument, and the caller can specify any formatting flags? What should be the default? Listing 60-16 shows what happens when the author goes overboard.</text:span></text:p>
      <text:p text:style-name="Code_20_Caption"><text:change-start text:change-id="ct93959845419280"/><text:span text:style-name="T10"><text:hidden-text text:condition="ooow:" text:string-value=".hh" text:is-hidden="true"/></text:span><text:change-end text:change-id="ct93959845419280"/><text:span text:style-name="T10">Listing 60-16.</text:span> Making <text:span text:style-name="Code_20_Inline"><text:span text:style-name="T14">to_string</text:span></text:span><text:span text:style-name="T15"> </text:span><text:span text:style-name="T6">T</text:span><text:span text:style-name="T15">oo </text:span><text:span text:style-name="T6">C</text:span><text:span text:style-name="T15">omplicated</text:span></text:p>
      <text:p text:style-name="Code">import &lt;iostream&gt;;</text:p>
      <text:p text:style-name="Code">import &lt;sstream&gt;;</text:p>
      <text:p text:style-name="Code"/>
      <text:p text:style-name="Code">template&lt;class String, class T&gt;</text:p>
      <text:p text:style-name="Code">requires</text:p>
      <text:p text:style-name="Code"><text:s text:c="2"/>requires(T value, std::ostream stream) {</text:p>
      <text:p text:style-name="Code"><text:s text:c="4"/>stream &lt;&lt; value;</text:p>
      <text:p text:style-name="Code"><text:s text:c="4"/>typename String::value_type;</text:p>
      <text:p text:style-name="Code"><text:s text:c="4"/>typename String::traits_type;</text:p>
      <text:p text:style-name="Code"><text:s text:c="2"/>}</text:p>
      <text:p text:style-name="Code">String to_string(T const&amp; obj,</text:p>
      <text:p text:style-name="Code"><text:span text:style-name="T12"><text:s text:c="2"/></text:span>std::ios_base::fmtflags flags = std::ios_base::fmtflags{},</text:p>
      <text:p text:style-name="Code"><text:span text:style-name="T12"><text:s text:c="2"/></text:span>int width = 0,</text:p>
      <text:p text:style-name="Code"><text:span text:style-name="T12"><text:s text:c="2"/></text:span>char fill = ' ')</text:p>
      <text:p text:style-name="Code">{</text:p>
      <text:p text:style-name="Code"><text:span text:style-name="T12"><text:s text:c="2"/></text:span>std::basic_ostringstream&lt;typename String::value_type,</text:p>
      <text:p text:style-name="Code"><text:span text:style-name="T12"><text:s text:c="27"/></text:span>typename String::traits_type&gt; out{};</text:p>
      <text:p text:style-name="Code"><text:span text:style-name="T12"><text:s text:c="2"/></text:span>out.flags(flags);</text:p>
      <text:p text:style-name="Code"><text:span text:style-name="T12"><text:s text:c="2"/></text:span>out.width(width);</text:p>
      <text:p text:style-name="Code"><text:span text:style-name="T12"><text:s text:c="2"/></text:span>out.fill(fill);</text:p>
      <text:p text:style-name="Code"><text:span text:style-name="T12"><text:s text:c="2"/></text:span>out &lt;&lt; obj;</text:p>
      <text:p text:style-name="Code"><text:span text:style-name="T12"><text:s text:c="2"/></text:span>return out.str();</text:p>
      <text:p text:style-name="Code">}</text:p>
      <text:p text:style-name="Body_20_Text_20_Cont"><text:span text:style-name="T1">Listing 60-17 shows some examples of calling this form of </text:span><text:span text:style-name="Code_20_Inline"><text:span text:style-name="T1">to_string</text:span></text:span><text:span text:style-name="T1">.</text:span></text:p>
      <text:p text:style-name="Code_20_Caption"><text:change-start text:change-id="ct93959913562928"/><text:span text:style-name="T10"><text:hidden-text text:condition="ooow:" text:string-value=".hh" text:is-hidden="true"/></text:span><text:change-end text:change-id="ct93959913562928"/><text:span text:style-name="T10">Listing 60-17.</text:span> Calling the Complicated Version of <text:span text:style-name="Code_20_Inline"><text:span text:style-name="T14">to_string</text:span></text:span></text:p>
      <text:p text:style-name="Code">import &lt;iostream&gt;;</text:p>
      <text:p text:style-name="Code">import to_string;</text:p>
      <text:p text:style-name="Code"/>
      <text:p text:style-name="Code">int main()</text:p>
      <text:p text:style-name="Code">{</text:p>
      <text:p text:style-name="Code"><text:span text:style-name="T12"><text:s text:c="2"/></text:span>std::cout &lt;&lt; to_string&lt;std::string&gt;(42, std::ios_base::hex) &lt;&lt; '\n';</text:p>
      <text:p text:style-name="Code"><text:span text:style-name="T12"><text:s text:c="2"/></text:span>std::cout &lt;&lt; to_string&lt;std::string&gt;(42.0, std::ios_base::scientific, 10) &lt;&lt; '\n';</text:p>
      <text:p text:style-name="Code"><text:soft-page-break/><text:span text:style-name="T12"><text:s text:c="2"/></text:span>std::cout &lt;&lt; to_string&lt;std::string&gt;(true, std::ios_base::boolalpha) &lt;&lt; '\n';</text:p>
      <text:p text:style-name="Code">}</text:p>
      <text:p text:style-name="P2">You should see the following as output:</text:p>
      <text:p text:style-name="Results">2a</text:p>
      <text:p text:style-name="Results">4.200000e+01</text:p>
      <text:p text:style-name="Results">true</text:p>
      <text:p text:style-name="Body_20_Text_20_Cont"><text:span text:style-name="T1">This version of </text:span><text:span text:style-name="Code_20_Inline"><text:span text:style-name="T1">to_string</text:span></text:span><text:span text:style-name="T1"> has too many arguments to be easy to use and it ends up being too verbose to achieve any kind of formatting. The standard library offers a completely different approach with the </text:span><text:span text:style-name="Code_20_Inline"><text:span text:style-name="T1">&lt;format&gt;</text:span></text:span><text:span text:style-name="T1"> module. You will need a language reference for a complete explanation, but the basic idea is to write a formatting string that describes the desired format, and pass arguments that match the format string. Format strings work similarly to the way they do in Python. You can pass any number of arguments and format all of them at one time. Listing 60-18 demonstrates how a single call to the </text:span><text:span text:style-name="Code_20_Inline"><text:span text:style-name="T1">format()</text:span></text:span><text:span text:style-name="T1"> function can format all three values of Listing 60-17.</text:span></text:p>
      <text:p text:style-name="Code_20_Caption"><text:span text:style-name="T10">Listing 60-18.</text:span> Calling <text:span text:style-name="Code_20_Inline">std::format</text:span> to Format a String</text:p>
      <text:p text:style-name="Code">import &lt;format&gt;;</text:p>
      <text:p text:style-name="Code">import &lt;iostream&gt;;</text:p>
      <text:p text:style-name="Code"/>
      <text:p text:style-name="Code">int main()</text:p>
      <text:p text:style-name="Code">{</text:p>
      <text:p text:style-name="Code"><text:span text:style-name="T12"><text:s text:c="2"/></text:span>std::cout &lt;&lt; std::<text:span text:style-name="T19">format(</text:span>"{0:x}\n{1:.10e}\n{2}\n", 42, 42.0, true<text:span text:style-name="T19">)</text:span>;</text:p>
      <text:p text:style-name="Code">}</text:p>
      <text:p text:style-name="Body_20_Text_20_Cont"><text:span text:style-name="T1">Pass a wide string as the format string to produce a wide string result. You can also call </text:span><text:span text:style-name="Code_20_Inline"><text:span text:style-name="T7">std::format_to()</text:span></text:span><text:span text:style-name="T1"> with an output iterator as the first argument to write the formatted string to the iterator instead of constructing a string. This is a more efficient way to format text output. </text:span><text:span text:style-name="T18">Modify Listing 60-17 to write to an iterator that writes to </text:span><text:span text:style-name="Code_20_Inline"><text:span text:style-name="T5">std::cout</text:span></text:span><text:span text:style-name="T18">, thereby eliminating the need for a temporary string.</text:span><text:span text:style-name="T17"> Because the format_to() function does all the formatting and yields characters, you can use </text:span><text:span text:style-name="Code_20_Inline"><text:span text:style-name="T7">std::ostreambuf_iterator&lt;char&gt;</text:span></text:span><text:span text:style-name="T17"> instead of </text:span><text:span text:style-name="Code_20_Inline"><text:span text:style-name="T7">ostream_iterator</text:span></text:span><text:span text:style-name="T17">. Listing 60-19 shows my solution.</text:span></text:p>
      <text:p text:style-name="Code_20_Caption"><text:span text:style-name="T10">Listing 60-19.</text:span> Calling <text:span text:style-name="Code_20_Inline">std::format_to</text:span> to Format <text:span text:style-name="T16">Output</text:span></text:p>
      <text:p text:style-name="Code"><text:soft-page-break/>import &lt;format&gt;;</text:p>
      <text:p text:style-name="Code">import &lt;iostream&gt;;</text:p>
      <text:p text:style-name="Code">import &lt;iterator&gt;;</text:p>
      <text:p text:style-name="Code"/>
      <text:p text:style-name="Code">int main()</text:p>
      <text:p text:style-name="Code">{</text:p>
      <text:p text:style-name="Code"><text:span text:style-name="T12"><text:s text:c="2"/></text:span>std::<text:span text:style-name="T19">format_to(std::ostreambuf_iterator&lt;char&gt;(std::cout),</text:span></text:p>
      <text:p text:style-name="Code"><text:span text:style-name="T19"><text:s text:c="5"/></text:span>"{0:x}\n{1:.10e}\n{2}\n", 42, 42.0, true<text:span text:style-name="T19">)</text:span>;</text:p>
      <text:p text:style-name="P1">}</text:p>
      <text:p text:style-name="Body_20_Text_20_Cont"><text:span text:style-name="T1">That concludes Part 3. </text:span>Time for a proje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1" svg:font-family="TheSansMonoConNormal" style:font-adornments="Regular"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style-name="Regular" style:font-family-generic="swiss" style:font-pitch="fixed"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38:00</meta:creation-date>
    <dc:creator>Ray Lischner</dc:creator>
    <dc:date>2020-05-01T17:57:37.154520612</dc:date>
    <meta:print-date>2009-03-19T10:05:00</meta:print-date>
    <meta:editing-cycles>42</meta:editing-cycles>
    <meta:editing-duration>P1DT19H59M23S</meta:editing-duration>
    <meta:generator>LibreOffice/6.4.2.2$Linux_X86_64 LibreOffice_project/40$Build-2</meta:generator>
    <meta:document-statistic meta:table-count="0" meta:image-count="0" meta:object-count="0" meta:page-count="18" meta:paragraph-count="485" meta:word-count="3939" meta:character-count="26741" meta:non-whitespace-character-count="21638"/>
    <meta:user-defined meta:name="Chapter Number">60</meta:user-defined>
    <meta:user-defined meta:name="ContentType">Document</meta:user-defined>
  </office:meta>
</office:document-meta>
</file>